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style:font-name="Times New Roman" fo:font-size="10.5pt" fo:font-style="normal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3217168" text:id="ct53217168">
          <text:insertion>
            <office:change-info>
              <dc:creator>mle </dc:creator>
              <dc:date>2012-09-11T09:26:00</dc:date>
            </office:change-info>
          </text:insertion>
        </text:changed-region>
        <text:changed-region xml:id="ct53221216" text:id="ct53221216">
          <text:insertion>
            <office:change-info>
              <dc:creator>mle </dc:creator>
              <dc:date>2012-09-11T09:22:00</dc:date>
            </office:change-info>
          </text:insertion>
        </text:changed-region>
        <text:changed-region xml:id="ct53221744" text:id="ct53221744">
          <text:insertion>
            <office:change-info>
              <dc:creator>mle </dc:creator>
              <dc:date>2012-09-11T09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change-start text:change-id="ct53217168"/>object<text:change-end text:change-id="ct53217168"/></text:h>
      <text:p text:style-name="Standard"/>
      <text:p text:style-name="Standard">Création : <text:change-start text:change-id="ct53221216"/>object.date_insert<text:change-end text:change-id="ct53221216"/> <text:s/>- Modifié : <text:change-start text:change-id="ct53221744"/>object.date_update<text:change-end text:change-id="ct53221744"/></text:p>
      <text:p text:style-name="Standard"/>
      <text:p text:style-name="Standard">ima<office:annotation><dc:creator>mle </dc:creator><dc:date>2012-09-14T15:30:45</dc:date><text:p><text:span text:style-name="T2">do text</text:span></text:p><text:p>from xhtml('&lt;img src="%s%s"/&gt;' % (ROOT_URL, object.get_map_image_url(ROOT_URL).replace('&amp;', '&amp;amp;')))</text:p></office:annotation>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logo<office:annotation><dc:creator>mle </dc:creator><dc:date>2012-09-11T10:24:30</dc:date><text:p>do text</text:p><text:p>from xhtml('&lt;img src="%s/images/logo-200.png"/&gt;' % STATIC_URL)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2-09-14T15:30:55</dc:date>
    <dc:creator>mle </dc:creator>
    <meta:editing-duration>PT1H59M5S</meta:editing-duration>
    <meta:editing-cycles>42</meta:editing-cycles>
    <meta:generator>LibreOffice/3.5$Linux_X86_64 LibreOffice_project/350m1$Build-2</meta:generator>
    <meta:document-statistic meta:table-count="0" meta:image-count="0" meta:object-count="0" meta:page-count="1" meta:paragraph-count="4" meta:word-count="13" meta:character-count="78" meta:non-whitespace-character-count="71"/>
  </office:meta>
</office:document-meta>
</file>